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799cm" svg:y="5.384cm">
            <draw:object draw:notify-on-update-of-ranges="Sheet1.A2:Sheet1.A13 Sheet1.C1:Sheet1.C1 Sheet1.C2:Sheet1.C13 Sheet1.D1:Sheet1.D1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 office:value-type="string" calcext:value-type="string">
            <text:p>Notes</text:p>
          </table:table-cell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table:style-name="ce3" office:value-type="date" office:date-value="2025-08-13" calcext:value-type="date">
            <text:p>13/08/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2]+1" office:value-type="date" office:date-value="2025-08-14" calcext:value-type="date">
            <text:p>14/08/25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3]+1" office:value-type="date" office:date-value="2025-08-15" calcext:value-type="date">
            <text:p>15/08/25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3" table:formula="of:=[.A4]+1" office:value-type="date" office:date-value="2025-08-16" calcext:value-type="date">
            <text:p>16/08/25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3" table:formula="of:=[.A5]+1" office:value-type="date" office:date-value="2025-08-17" calcext:value-type="date">
            <text:p>17/08/2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I can almost think a key in advance</text:p>
          </table:table-cell>
          <table:covered-table-cell table:number-columns-repeated="2"/>
        </table:table-row>
        <table:table-row table:style-name="ro2">
          <table:table-cell table:style-name="ce3" table:formula="of:=[.A6]+1" office:value-type="date" office:date-value="2025-08-18" calcext:value-type="date">
            <text:p>18/08/25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3" table:formula="of:=[.A7]+1" office:value-type="date" office:date-value="2025-08-19" calcext:value-type="date">
            <text:p>19/08/25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3" table:formula="of:=[.A8]+1" office:value-type="date" office:date-value="2025-08-20" calcext:value-type="date">
            <text:p>20/08/25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nt the day using qwerty on a split keyboard so have had a regression :/</text:p>
          </table:table-cell>
          <table:table-cell table:number-columns-repeated="2"/>
        </table:table-row>
        <table:table-row table:style-name="ro2">
          <table:table-cell table:style-name="ce3" table:formula="of:=[.A9]+1" office:value-type="date" office:date-value="2025-08-21" calcext:value-type="date">
            <text:p>21/08/25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nt half the day on normal colemak and half on split colemak</text:p>
          </table:table-cell>
          <table:table-cell table:number-columns-repeated="2"/>
        </table:table-row>
        <table:table-row table:style-name="ro2">
          <table:table-cell table:style-name="ce3" table:formula="of:=[.A10]+1" office:value-type="date" office:date-value="2025-08-22" calcext:value-type="date">
            <text:p>22/08/25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style-name="ce3" table:formula="of:=[.A11]+1" office:value-type="date" office:date-value="2025-08-23" calcext:value-type="date">
            <text:p>23/08/25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3" table:formula="of:=[.A12]+1" office:value-type="date" office:date-value="2025-08-24" calcext:value-type="date">
            <text:p>24/08/25</text:p>
          </table:table-cell>
          <table:table-cell table:formula="of:=[.B12]+1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table:style-name="ce3" table:formula="of:=[.A13]+1" office:value-type="date" office:date-value="2025-08-25" calcext:value-type="date">
            <text:p>25/08/25</text:p>
          </table:table-cell>
          <table:table-cell table:formula="of:=[.B13]+1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style-name="ce3" table:formula="of:=[.A14]+1" office:value-type="date" office:date-value="2025-08-26" calcext:value-type="date">
            <text:p>26/08/25</text:p>
          </table:table-cell>
          <table:table-cell table:formula="of:=[.B14]+1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table:style-name="ce3" table:formula="of:=[.A15]+1" office:value-type="date" office:date-value="2025-08-27" calcext:value-type="date">
            <text:p>27/08/25</text:p>
          </table:table-cell>
          <table:table-cell table:formula="of:=[.B15]+1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table:style-name="ce3" table:formula="of:=[.A16]+1" office:value-type="date" office:date-value="2025-08-28" calcext:value-type="date">
            <text:p>28/08/25</text:p>
          </table:table-cell>
          <table:table-cell table:formula="of:=[.B16]+1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style-name="ce3" table:formula="of:=[.A17]+1" office:value-type="date" office:date-value="2025-08-29" calcext:value-type="date">
            <text:p>29/08/25</text:p>
          </table:table-cell>
          <table:table-cell table:formula="of:=[.B17]+1" office:value-type="float" office:value="17" calcext:value-type="float">
            <text:p>17</text:p>
          </table:table-cell>
          <table:table-cell table:number-columns-repeated="5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09:35:51.846583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23T10:31:44.233724102</dc:date>
    <meta:editing-duration>PT12H51M40S</meta:editing-duration>
    <meta:editing-cycles>15</meta:editing-cycles>
    <meta:document-statistic meta:table-count="1" meta:cell-count="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2:Sheet1.A13 Sheet1.C1:Sheet1.D13" chart:data-source-has-labels="both" svg:x="0.32cm" svg:y="0.18cm" svg:width="10.259cm" svg:height="8.64cm">
          <chart:coordinate-region svg:x="1.398cm" svg:y="0.379cm" svg:width="9.041cm" svg:height="6.975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3" chart:label-cell-address="Sheet1.C1:Sheet1.C1" chart:class="chart:line">
            <chart:data-point chart:repeated="12"/>
          </chart:series>
          <chart:series chart:style-name="ch8" chart:values-cell-range-address="Sheet1.D2:Sheet1.D13" chart:label-cell-address="Sheet1.D1:Sheet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WERTY Speed (WPM)</text:p>
                <draw:g>
                  <svg:desc>Sheet1.C1:Sheet1.C1</svg:desc>
                </draw:g>
              </table:table-cell>
              <table:table-cell office:value-type="string">
                <text:p>Colemak Speed (WPM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5882">
                <text:p>45882</text:p>
                <draw:g>
                  <svg:desc>Sheet1.A2:Sheet1.A13</svg:desc>
                </draw:g>
              </table:table-cell>
              <table:table-cell office:value-type="float" office:value="97">
                <text:p>97</text:p>
                <draw:g>
                  <svg:desc>Sheet1.C2:Sheet1.C13</svg:desc>
                </draw:g>
              </table:table-cell>
              <table:table-cell office:value-type="float" office:value="9">
                <text:p>9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885">
                <text:p>45885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886">
                <text:p>45886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89">
                <text:p>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892">
                <text:p>45892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5893">
                <text:p>4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